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Mono" fo:font-weight="bold" style:font-weight-asian="bold" style:font-weight-complex="bold"/>
    </style:style>
    <style:style style:name="ce2" style:family="table-cell" style:parent-style-name="Default">
      <style:text-properties style:font-name="Ubuntu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contrast</text:p>
          </table:table-cell>
          <table:table-cell table:style-name="ce1" office:value-type="string" calcext:value-type="string">
            <text:p>Congruence Demean</text:p>
          </table:table-cell>
          <table:table-cell table:style-name="ce1" office:value-type="string" calcext:value-type="string">
            <text:p>congruence</text:p>
          </table:table-cell>
          <table:table-cell table:style-name="ce1"/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contrast</text:p>
          </table:table-cell>
          <table:table-cell table:style-name="ce1" office:value-type="string" calcext:value-type="string">
            <text:p>Congruence Demean</text:p>
          </table:table-cell>
          <table:table-cell table:style-name="ce1" office:value-type="string" calcext:value-type="string">
            <text:p>congruence</text:p>
          </table:table-cell>
          <table:table-cell table:style-name="ce1"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98" calcext:value-type="float">
            <text:p>0.9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94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0.39" calcext:value-type="float">
            <text:p>-0.39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96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96" calcext:value-type="float">
            <text:p>0.96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.85" calcext:value-type="float">
            <text:p>0.8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84" calcext:value-type="float">
            <text:p>0.84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84" calcext:value-type="float">
            <text:p>0.84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94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.86" calcext:value-type="float">
            <text:p>0.86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0.15" calcext:value-type="float">
            <text:p>-0.15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87" calcext:value-type="float">
            <text:p>0.87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0.94" calcext:value-type="float">
            <text:p>0.94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86" calcext:value-type="float">
            <text:p>0.86</text:p>
          </table:table-cell>
          <table:table-cell table:number-columns-repeated="4"/>
          <table:table-cell office:value-type="float" office:value="0.908571428571428" calcext:value-type="float">
            <text:p>0.908571428571428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0.18" calcext:value-type="float">
            <text:p>-0.18</text:p>
          </table:table-cell>
          <table:table-cell office:value-type="float" office:value="0.56" calcext:value-type="float">
            <text:p>0.5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89" calcext:value-type="float">
            <text:p>0.89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89" calcext:value-type="float">
            <text:p>0.8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9" calcext:value-type="float">
            <text:p>0.9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65" calcext:value-type="float">
            <text:p>0.65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-0.07" calcext:value-type="float">
            <text:p>-0.07</text:p>
          </table:table-cell>
          <table:table-cell office:value-type="float" office:value="0.63" calcext:value-type="float">
            <text:p>0.6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87" calcext:value-type="float">
            <text:p>0.87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-0.14" calcext:value-type="float">
            <text:p>-0.14</text:p>
          </table:table-cell>
          <table:table-cell office:value-type="float" office:value="0.51" calcext:value-type="float">
            <text:p>0.5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0.787692307692308" calcext:value-type="float">
            <text:p>0.787692307692308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11:10:09.586767100</meta:creation-date>
    <dc:date>2024-05-19T11:12:33.472241175</dc:date>
    <meta:editing-duration>PT2M25S</meta:editing-duration>
    <meta:editing-cycles>1</meta:editing-cycles>
    <meta:document-statistic meta:table-count="1" meta:cell-count="170" meta:object-count="0"/>
    <meta:generator>LibreOffice/7.3.7.2$Linux_X86_64 LibreOffice_project/30$Build-2</meta:generator>
  </office:meta>
</office:document-meta>
</file>